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7" svg:font-family="Tahoma"/>
    <style:font-face style:name="Tahoma6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family-generic="swiss" style:font-pitch="variable"/>
    <style:font-face style:name="Tahoma4" svg:font-family="Tahoma" style:font-adornments="Cursiva" style:font-family-generic="swiss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list-style-name="L3"/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Visión</text:h>
      <text:h text:style-name="Heading_20_2" text:outline-level="2">Introducción</text:h>
      <text:p text:style-name="Text_20_body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h text:style-name="Heading_20_4" text:outline-level="4">Usuarios del sistema</text:h>
      <text:list xml:id="list804076402" text:style-name="L1">
        <text:list-item>
          <text:p text:style-name="P1">Usuario</text:p>
        </text:list-item>
        <text:list-item>
          <text:p text:style-name="P1">Operador</text:p>
        </text:list-item>
        <text:list-item>
          <text:p text:style-name="P1">Auditor</text:p>
        </text:list-item>
      </text:list>
      <text:h text:style-name="Heading_20_4" text:outline-level="4">Objetivos de alto nivel</text:h>
      <text:list xml:id="list1673637261" text:style-name="L2">
        <text:list-item>
          <text:p text:style-name="P2">Respuesta rápida y eficiente a las consultas de los usuarios</text:p>
        </text:list-item>
        <text:list-item>
          <text:p text:style-name="P2">Seguimiento del trabajo realizado por los operadores</text:p>
        </text:list-item>
        <text:list-item>
          <text:p text:style-name="P2">Fácil acceso a la información histórica generada por el sistema</text:p>
        </text:list-item>
        <text:list-item>
          <text:p text:style-name="P2">Control del acceso de las funciones y la información en función de usuarios</text:p>
        </text:list-item>
        <text:list-item>
          <text:p text:style-name="P2">Soporte en vivo y de manera simultanea para diferentes usuarios</text:p>
        </text:list-item>
      </text:list>
      <text:h text:style-name="Heading_20_4" text:outline-level="4">Objetivos de nivel de usuario</text:h>
      <text:list xml:id="list1107388217" text:style-name="L3">
        <text:list-item>
          <text:p text:style-name="P3"><text:span text:style-name="T1">Usuario:</text:span> realizar consultas</text:p>
        </text:list-item>
        <text:list-item>
          <text:p text:style-name="P3"><text:span text:style-name="T1">Operador:</text:span> responder consultas, buscar información histórica</text:p>
        </text:list-item>
        <text:list-item>
          <text:p text:style-name="P3"><text:span text:style-name="T1">Auditor:</text:span> controlar el trabajo de los operadores, controlar el seguimiento de las consultas</text:p>
        </text:list-item>
      </text:list>
      <text:h text:style-name="Heading_20_2" text:outline-level="2">Visión general del producto</text:h>
      <text:h text:style-name="Heading_20_4" text:outline-level="4">Perspectiva del producto</text:h>
      <text:p text:style-name="Text_20_body">(Diagrama de contexto)</text:p>
      <text:p text:style-name="Text_20_body"/>
      <text:h text:style-name="Heading_20_2" text:outline-level="2">Resumen de características del sistema</text:h>
      <text:list xml:id="list2030066217" text:style-name="L4">
        <text:list-item>
          <text:p text:style-name="P4"><text:reference-mark-start text:name="Requisito 1"/>identificación unívoca de usuarios y niveles de acceso, con posibilidad de trabajo multiusuario<text:reference-mark-end text:name="Requisito 1"/></text:p>
        </text:list-item>
        <text:list-item>
          <text:p text:style-name="P4"><text:reference-mark-start text:name="req2"/>administración de usuarios<text:reference-mark-end text:name="req2"/></text:p>
        </text:list-item>
        <text:list-item>
          <text:p text:style-name="P4"><text:reference-mark-start text:name="req3"/>recepción de consultas <text:s/>de los usuarios, con clasificación de las mismas e imágenes adjuntas (en tiempo real o diferido)<text:reference-mark-end text:name="req3"/></text:p>
        </text:list-item>
        <text:list-item>
          <text:p text:style-name="P4"><text:reference-mark-start text:name="req4"/>recepción de respuestas de los operadores (en tiempo real o diferido)<text:reference-mark-end text:name="req4"/></text:p>
        </text:list-item>
        <text:list-item>
          <text:p text:style-name="P4"><text:soft-page-break/><text:reference-mark-start text:name="req5"/>búsquedas sobre históricos de consultas<text:reference-mark-end text:name="req5"/></text:p>
        </text:list-item>
        <text:list-item>
          <text:p text:style-name="P4"><text:reference-mark-start text:name="req6"/>visualización de datos estadísticos y registros de trabajo<text:reference-mark-end text:name="req6"/></text:p>
        </text:list-item>
      </text:list>
      <text:h text:style-name="Heading_20_2" text:outline-level="2">Otros requisitos y restricciones</text:h>
      <text:list xml:id="list610618591" text:style-name="L5">
        <text:list-header>
          <text:p text:style-name="P5">Abarca las restricciones de diseño, facilidad de uso, fiabilidad, rendimiento, soporte, empaquetado, documentación, etcétera: diríjase a la Especificación Complementaria y a los casos de us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7" svg:font-family="Tahoma"/>
    <style:font-face style:name="Tahoma6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family-generic="swiss" style:font-pitch="variable"/>
    <style:font-face style:name="Tahoma4" svg:font-family="Tahoma" style:font-adornments="Cursiva" style:font-family-generic="swiss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fo:color="#000000" style:font-name="Times New Roman" fo:font-size="12pt" fo:language="es" fo:country="AR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List" style:family="paragraph" style:parent-style-name="Text_20_body" style:class="list">
      <style:text-properties style:font-size-asian="12pt" style:font-name-complex="Tahoma7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7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6" fo:font-size="120%" fo:font-weight="bold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2" fo:font-size="13pt" fo:font-style="normal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3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6" fo:font-size="13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2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2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1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4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6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10-06-17T21:16:21</meta:creation-date>
    <meta:editing-cycles>15</meta:editing-cycles>
    <meta:editing-duration>PT9H2M15S</meta:editing-duration>
    <dc:title>comp av</dc:title>
    <dc:date>2011-04-14T21:44:39</dc:date>
    <meta:document-statistic meta:table-count="0" meta:image-count="0" meta:object-count="0" meta:page-count="2" meta:paragraph-count="30" meta:word-count="262" meta:character-count="172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7-13T23:04:18"/>
  </office:meta>
</office:document-meta>
</file>